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zxx" fo:country="none" fo:font-weight="bold" officeooo:rsid="0018a6fa" officeooo:paragraph-rsid="0018a6fa" fo:background-color="#ffff99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18a6fa" officeooo:paragraph-rsid="0018a6fa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zxx" fo:country="none" fo:font-weight="bold" officeooo:rsid="0018a6fa" officeooo:paragraph-rsid="0018a6fa" fo:background-color="#fffff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language="zxx" fo:country="none" fo:font-weight="bold" officeooo:rsid="0018a6fa" officeooo:paragraph-rsid="0018a6fa" fo:background-color="#ffff99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Mono" fo:font-size="10pt" fo:language="zxx" fo:country="none" fo:font-weight="normal" officeooo:rsid="0018a6fa" officeooo:paragraph-rsid="0018a6fa" fo:background-color="#fffff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Mono" fo:font-size="10pt" fo:language="zxx" fo:country="none" fo:font-weight="normal" officeooo:rsid="0018cc67" officeooo:paragraph-rsid="0018cc67" fo:background-color="#fffff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18a6fa" officeooo:paragraph-rsid="0018a6fa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18cc67" officeooo:paragraph-rsid="0018cc67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1ae0b7" officeooo:paragraph-rsid="001ae0b7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1a3da7" officeooo:paragraph-rsid="001a3da7" fo:background-color="#fffff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1ae0b7" officeooo:paragraph-rsid="001ae0b7" fo:background-color="#fffff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1d39bd" officeooo:paragraph-rsid="001d39bd" fo:background-color="#fffff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2014b3" officeooo:paragraph-rsid="002014b3" fo:background-color="#fffff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18cc67" officeooo:paragraph-rsid="0018cc67" fo:background-color="#fffff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1ae0b7" officeooo:paragraph-rsid="001ae0b7" fo:background-color="#ffffff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1d39bd" officeooo:paragraph-rsid="001d39bd" fo:background-color="#ffffff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1e2ef3" officeooo:paragraph-rsid="001e2ef3" fo:background-color="#ffffff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1fc3f8" officeooo:paragraph-rsid="001fc3f8" fo:background-color="#ffffff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2014b3" officeooo:paragraph-rsid="002014b3" fo:background-color="#ffffff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1fc3f8" officeooo:paragraph-rsid="001fc3f8" fo:background-color="#ffff9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2014b3" officeooo:paragraph-rsid="002014b3" fo:background-color="#ffff9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1d39bd" officeooo:paragraph-rsid="001d39bd" fo:background-color="#ffff9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bold" officeooo:rsid="0018cc67" officeooo:paragraph-rsid="0018cc67" fo:background-color="#ffff99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weight="normal" officeooo:rsid="001fc3f8" officeooo:paragraph-rsid="001fc3f8" fo:background-color="#fffff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2ef3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8cc67"/>
    </style:style>
    <style:style style:name="T5" style:family="text">
      <style:text-properties officeooo:rsid="001a3da7"/>
    </style:style>
    <style:style style:name="T6" style:family="text">
      <style:text-properties style:font-name="Liberation Mono" fo:font-size="10pt" style:font-size-asian="10pt" style:font-size-complex="10pt"/>
    </style:style>
    <style:style style:name="T7" style:family="text">
      <style:text-properties officeooo:rsid="001bdca0"/>
    </style:style>
    <style:style style:name="T8" style:family="text">
      <style:text-properties officeooo:rsid="001c15de"/>
    </style:style>
    <style:style style:name="T9" style:family="text">
      <style:text-properties officeooo:rsid="001e2ef3"/>
    </style:style>
    <style:style style:name="T10" style:family="text">
      <style:text-properties officeooo:rsid="0020ff56"/>
    </style:style>
    <style:style style:name="T11" style:family="text">
      <style:text-properties officeooo:rsid="002374d0"/>
    </style:style>
    <style:style style:name="T12" style:family="text">
      <style:text-properties officeooo:rsid="0023da29"/>
    </style:style>
    <style:style style:name="T13" style:family="text">
      <style:text-properties officeooo:rsid="002500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rtificação Java SE Programmer I: Using loop constructs (Usando contrução de loops)</text:p>
      <text:p text:style-name="P1"/>
      <text:p text:style-name="P4">1 Create and use while loops (Crie e use loops while)</text:p>
      <text:p text:style-name="P2"/>
      <text:p text:style-name="P3">DICAS</text:p>
      <text:p text:style-name="P3"/>
      <text:p text:style-name="P2">- whiles podem acontecer loops infinitos;</text:p>
      <text:p text:style-name="P2">- <text:span text:style-name="T1">primeiro verifica a condição</text:span>;</text:p>
      <text:p text:style-name="P2">- com while recebendo diretamente o valor boleano <text:span text:style-name="T1">true </text:span>na condição, ele não compila, pois sabe que o código abaixo nunca s<text:span text:style-name="T11">airá do loop</text:span>. Ex:</text:p>
      <text:p text:style-name="P5"><text:s text:c="4"/>while(true)</text:p>
      <text:p text:style-name="P5"><text:tab/>System.out.println("Imprime");</text:p>
      <text:p text:style-name="P2"/>
      <text:p text:style-name="P7">- com while recebendo diretamente <text:span text:style-name="T1">false </text:span>ele também não compila, pois nunca irá executar o conteúdo do while;</text:p>
      <text:p text:style-name="P7">- em caso de variáveis finais <text:span text:style-name="T4">na condição do while, também não compila, e reproduzirá os resultados considerando o retorno da condição;</text:span></text:p>
      <text:p text:style-name="P7"/>
      <text:p text:style-name="P7"/>
      <text:p text:style-name="P7"/>
      <text:p text:style-name="P7"/>
      <text:p text:style-name="P23">2 Create and use for loops including the enhanced for (Crie e use loops for incluindo o for melhorado)</text:p>
      <text:p text:style-name="P14"/>
      <text:p text:style-name="P14">For tradicional</text:p>
      <text:p text:style-name="P14"/>
      <text:p text:style-name="P8"><text:tab/>Possui 3 partes:</text:p>
      <text:p text:style-name="P8"/>
      <text:p text:style-name="P8">- <text:span text:style-name="T5">dexlaração</text:span> e inicialização de uma variável (uma única vez) <text:span text:style-name="T5">(declaração é opcional, inicialização é obrigatório)</text:span>;</text:p>
      <text:p text:style-name="P8">- condição de parada do loop (a cada iteração) <text:span text:style-name="T8">(deve ser única)</text:span>;</text:p>
      <text:p text:style-name="P8">- incremento que é executado ao final de cada iteração do loop for (a cada iteração);</text:p>
      <text:p text:style-name="P8"/>
      <text:p text:style-name="P8"/>
      <text:p text:style-name="P14">DICAS</text:p>
      <text:p text:style-name="P14"/>
      <text:p text:style-name="P8">- se a condição do for já for falsa no início do loop, o conteúdo do loop não será executado;</text:p>
      <text:p text:style-name="P8">- <text:span text:style-name="T1">todas as partes do for tradicioção são opcionais</text:span>;</text:p>
      <text:p text:style-name="P9">- se não houver nada em nenhuma das 3 fases, as instruções do for são executadas;</text:p>
      <text:p text:style-name="P8">- <text:span text:style-name="T1">se houver código após o loop</text:span>, e o loop estiver em condição infina de maneira que o compilador perceba <text:span text:style-name="T5">(variáveis finais na condição, true, false, não for informado nada)</text:span>, o código não irá ompilar. Ex:</text:p>
      <text:p text:style-name="P8"/>
      <text:p text:style-name="P6">for(int i = 1; <text:s/>; ) {</text:p>
      <text:p text:style-name="P6"><text:tab/>System.out.println(i);</text:p>
      <text:p text:style-name="P6">}</text:p>
      <text:p text:style-name="P6">int j = 2; // <text:span text:style-name="T5">se esta linha fosse removida, o código compilaria, entrando em loop infinito</text:span></text:p>
      <text:p text:style-name="P6"/>
      <text:p text:style-name="P10"/>
      <text:p text:style-name="P10">- é possível declarar mais variáves na declaração e inicialização de variáveis do for, separadas por vírgula, e todas devem ser do mesmo tipo. Ex:</text:p>
      <text:p text:style-name="P10"/>
      <text:p text:style-name="P10"><text:span text:style-name="T6">for(int i = 10, j = 10; , &lt;10; i++) {}</text:span> </text:p>
      <text:p text:style-name="P10"/>
      <text:p text:style-name="P10">- se as variáveis a serem iteradas no for já existirem antes, é possível somente inicializá-las no for;</text:p>
      <text:p text:style-name="P10">- <text:span text:style-name="T7">após definir o tipo, as demais variáveis declaradas terão esse mesmo tipo, se não existirem antes, serão criadas localmente;</text:span></text:p>
      <text:p text:style-name="P10">- ou só <text:span text:style-name="T12">s</text:span>e inicializa, ou só se declara e inicializa no for;</text:p>
      <text:p text:style-name="P10">- <text:span text:style-name="T1">é possível executar instruções na 3ª fase do for</text:span>, como imprimir algo.</text:p>
      <text:p text:style-name="P10"/>
      <text:p text:style-name="P10"/>
      <text:p text:style-name="P10"/>
      <text:p text:style-name="P10"><text:soft-page-break/></text:p>
      <text:p text:style-name="P15"/>
      <text:p text:style-name="P15"/>
      <text:p text:style-name="P15">For each</text:p>
      <text:p text:style-name="P15"/>
      <text:p text:style-name="P15">DICAS</text:p>
      <text:p text:style-name="P15"/>
      <text:p text:style-name="P11">- sempre seguirá a ordem do array, não poderá pular posições;</text:p>
      <text:p text:style-name="P11">- de trás pra frente não dá;</text:p>
      <text:p text:style-name="P11"/>
      <text:p text:style-name="P11"/>
      <text:p text:style-name="P11"/>
      <text:p text:style-name="P15">DICAS GERAIS</text:p>
      <text:p text:style-name="P15"/>
      <text:p text:style-name="P11">- <text:span text:style-name="T1">sempre atentar para posições dos índices e nas condições do for, em casos de &gt;= e &lt;=</text:span>;</text:p>
      <text:p text:style-name="P11"/>
      <text:p text:style-name="P11"/>
      <text:p text:style-name="P11"/>
      <text:p text:style-name="P22">3 Create and use do/while loops (Crie e use loops do/while)</text:p>
      <text:p text:style-name="P16"/>
      <text:p text:style-name="P17">DICAS</text:p>
      <text:p text:style-name="P17"/>
      <text:p text:style-name="P12">- <text:span text:style-name="T9">bloco do </text:span><text:span text:style-name="T2">do/while </text:span><text:span text:style-name="T9">é executado pelo menos uma vez;</text:span></text:p>
      <text:p text:style-name="P12">- <text:span text:style-name="T9">chaves também são opcionais, desde que tenha somente uma instrução;</text:span></text:p>
      <text:p text:style-name="P12"/>
      <text:p text:style-name="P12"/>
      <text:p text:style-name="P12"/>
      <text:p text:style-name="P16"/>
      <text:p text:style-name="P20">4 Compare loop constructs (Compare loops)</text:p>
      <text:p text:style-name="P18"/>
      <text:p text:style-name="P18">For tradicional</text:p>
      <text:p text:style-name="P18"/>
      <text:p text:style-name="P18">-<text:span text:style-name="T3"> primeiro verifica se uma condição for verdadeira, depois executa o bloco, enquanto for verdadeira;</text:span></text:p>
      <text:p text:style-name="P24"/>
      <text:p text:style-name="P24"/>
      <text:p text:style-name="P18">Do/while</text:p>
      <text:p text:style-name="P18"/>
      <text:p text:style-name="P24">- primeiro executa instruções do bloco, depois continuará executando enquanto a condição for verdadeira;</text:p>
      <text:p text:style-name="P24"/>
      <text:p text:style-name="P24"/>
      <text:p text:style-name="P18">For each</text:p>
      <text:p text:style-name="P18"/>
      <text:p text:style-name="P24">- serve somente para iterar um array/<text:span text:style-name="T13">ArrayList</text:span>;</text:p>
      <text:p text:style-name="P24">- se precisar modificar uma array, recomenda-se o uso do for tradicional;</text:p>
      <text:p text:style-name="P24"/>
      <text:p text:style-name="P24"/>
      <text:p text:style-name="P24"/>
      <text:p text:style-name="P21">5 Break and continue</text:p>
      <text:p text:style-name="P24"/>
      <text:p text:style-name="P19">- o<text:span text:style-name="T3"> </text:span>break quebra laços de repetição<text:span text:style-name="T3">;</text:span></text:p>
      <text:p text:style-name="P19"><text:span text:style-name="T3">- o </text:span>continue<text:span text:style-name="T3"> não quebra o laço, e sim volta para o início dele;</text:span></text:p>
      <text:p text:style-name="P19"><text:span text:style-name="T3">- </text:span>laços podem receber nomes <text:span text:style-name="T3">assim: </text:span><text:span text:style-name="T6">apelido: for(...) {...}</text:span></text:p>
      <text:p text:style-name="P13">- <text:span text:style-name="T10">apelidos morrem ao terminar sua execução, logo podem ter 2 laços com o mesmo apelido, desde que não estejam um dentro do outro;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181in" fo:margin-bottom="0.1181in" fo:margin-left="0.1181in" fo:margin-right="0.118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1:03:15.374000000</meta:creation-date>
    <dc:date>2016-10-03T09:43:28.590667012</dc:date>
    <meta:editing-duration>PT28M50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2" meta:paragraph-count="54" meta:word-count="569" meta:character-count="3238" meta:non-whitespace-character-count="2714"/>
  </office:meta>
</office:document-meta>
</file>